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91.96mm" svg:y="10.09mm">
            <loext:p draw:notify-on-update-of-ranges="Sheet1.A1:Sheet1.A1 Sheet1.A2:Sheet1.A12 Sheet1.B1:Sheet1.B1 Sheet1.B2:Sheet1.B12 Sheet1.C1:Sheet1.C1 Sheet1.C2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7.51993737462694" calcext:value-type="float">
            <text:p>7.5199373746</text:p>
          </table:table-cell>
          <table:table-cell office:value-type="float" office:value="7.67587660896582" calcext:value-type="float">
            <text:p>7.675876609</text:p>
          </table:table-cell>
          <table:table-cell office:value-type="float" office:value="7.40212742625288" calcext:value-type="float">
            <text:p>7.4021274263</text:p>
          </table:table-cell>
        </table:table-row>
        <table:table-row table:style-name="ro2">
          <table:table-cell office:value-type="float" office:value="7.17256225842751" calcext:value-type="float">
            <text:p>7.1725622584</text:p>
          </table:table-cell>
          <table:table-cell office:value-type="float" office:value="6.04471815357301" calcext:value-type="float">
            <text:p>6.0447181536</text:p>
          </table:table-cell>
          <table:table-cell office:value-type="float" office:value="7.60500054830574" calcext:value-type="float">
            <text:p>7.6050005483</text:p>
          </table:table-cell>
        </table:table-row>
        <table:table-row table:style-name="ro2">
          <table:table-cell office:value-type="float" office:value="6.96707275307011" calcext:value-type="float">
            <text:p>6.9670727531</text:p>
          </table:table-cell>
          <table:table-cell office:value-type="float" office:value="6.20838881491345" calcext:value-type="float">
            <text:p>6.2083888149</text:p>
          </table:table-cell>
          <table:table-cell office:value-type="float" office:value="4.96216690426582" calcext:value-type="float">
            <text:p>4.9621669043</text:p>
          </table:table-cell>
        </table:table-row>
        <table:table-row table:style-name="ro2">
          <table:table-cell office:value-type="float" office:value="5.4674886246881" calcext:value-type="float">
            <text:p>5.4674886247</text:p>
          </table:table-cell>
          <table:table-cell office:value-type="float" office:value="5.02940523746116" calcext:value-type="float">
            <text:p>5.0294052375</text:p>
          </table:table-cell>
          <table:table-cell office:value-type="float" office:value="7.04024564096941" calcext:value-type="float">
            <text:p>7.040245641</text:p>
          </table:table-cell>
        </table:table-row>
        <table:table-row table:style-name="ro2">
          <table:table-cell office:value-type="float" office:value="4.89994618132002" calcext:value-type="float">
            <text:p>4.8999461813</text:p>
          </table:table-cell>
          <table:table-cell office:value-type="float" office:value="6.91300488237905" calcext:value-type="float">
            <text:p>6.9130048824</text:p>
          </table:table-cell>
          <table:table-cell office:value-type="float" office:value="5.12665862484922" calcext:value-type="float">
            <text:p>5.1266586248</text:p>
          </table:table-cell>
        </table:table-row>
        <table:table-row table:style-name="ro2">
          <table:table-cell office:value-type="float" office:value="4.21008855619159" calcext:value-type="float">
            <text:p>4.2100885562</text:p>
          </table:table-cell>
          <table:table-cell office:value-type="float" office:value="4.21660008877053" calcext:value-type="float">
            <text:p>4.2166000888</text:p>
          </table:table-cell>
          <table:table-cell office:value-type="float" office:value="4.13422524399605" calcext:value-type="float">
            <text:p>4.134225244</text:p>
          </table:table-cell>
        </table:table-row>
        <table:table-row table:style-name="ro2">
          <table:table-cell office:value-type="float" office:value="3.53001614560399" calcext:value-type="float">
            <text:p>3.5300161456</text:p>
          </table:table-cell>
          <table:table-cell office:value-type="float" office:value="4.26375943186862" calcext:value-type="float">
            <text:p>4.2637594319</text:p>
          </table:table-cell>
          <table:table-cell office:value-type="float" office:value="3.66816536900976" calcext:value-type="float">
            <text:p>3.668165369</text:p>
          </table:table-cell>
        </table:table-row>
        <table:table-row table:style-name="ro2">
          <table:table-cell office:value-type="float" office:value="2.81324918048828" calcext:value-type="float">
            <text:p>2.8132491805</text:p>
          </table:table-cell>
          <table:table-cell office:value-type="float" office:value="2.37461162893919" calcext:value-type="float">
            <text:p>2.3746116289</text:p>
          </table:table-cell>
          <table:table-cell office:value-type="float" office:value="2.42351134992872" calcext:value-type="float">
            <text:p>2.4235113499</text:p>
          </table:table-cell>
        </table:table-row>
        <table:table-row table:style-name="ro2">
          <table:table-cell office:value-type="float" office:value="2.40716277704389" calcext:value-type="float">
            <text:p>2.407162777</text:p>
          </table:table-cell>
          <table:table-cell office:value-type="float" office:value="1.90579227696405" calcext:value-type="float">
            <text:p>1.905792277</text:p>
          </table:table-cell>
          <table:table-cell office:value-type="float" office:value="1.29948459260884" calcext:value-type="float">
            <text:p>1.2994845926</text:p>
          </table:table-cell>
        </table:table-row>
        <table:table-row table:style-name="ro2">
          <table:table-cell office:value-type="float" office:value="1.67571799011693" calcext:value-type="float">
            <text:p>1.6757179901</text:p>
          </table:table-cell>
          <table:table-cell office:value-type="float" office:value="1.09021304926764" calcext:value-type="float">
            <text:p>1.0902130493</text:p>
          </table:table-cell>
          <table:table-cell office:value-type="float" office:value="1.12950981467266" calcext:value-type="float">
            <text:p>1.1295098147</text:p>
          </table:table-cell>
        </table:table-row>
        <table:table-row table:style-name="ro2">
          <table:table-cell office:value-type="float" office:value="0.572435050638485" calcext:value-type="float">
            <text:p>0.5724350506</text:p>
          </table:table-cell>
          <table:table-cell office:value-type="float" office:value="0.510430537061696" calcext:value-type="float">
            <text:p>0.5104305371</text:p>
          </table:table-cell>
          <table:table-cell office:value-type="float" office:value="0.438644588222393" calcext:value-type="float">
            <text:p>0.4386445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8:18:09.188207435</meta:creation-date>
    <dc:date>2016-09-12T19:29:11.032532839</dc:date>
    <meta:editing-duration>PT1H41S</meta:editing-duration>
    <meta:editing-cycles>1</meta:editing-cycles>
    <meta:document-statistic meta:table-count="1" meta:cell-count="3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687cm" svg:y="3.706cm" style:legend-expansion="high" chart:style-name="ch2"/>
        <chart:plot-area chart:style-name="ch3" table:cell-range-address="Sheet1.A1:Sheet1.C12" chart:data-source-has-labels="row" svg:x="0.319cm" svg:y="0.18cm" svg:width="14.049cm" svg:height="8.646cm">
          <chartooo:coordinate-region svg:x="0.755cm" svg:y="0.379cm" svg:width="13.61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2" chart:label-cell-address="Sheet1.A1:Sheet1.A1" chart:class="chart:bar">
            <chart:data-point chart:repeated="11"/>
          </chart:series>
          <chart:series chart:style-name="ch8" chart:values-cell-range-address="Sheet1.B2:Sheet1.B12" chart:label-cell-address="Sheet1.B1:Sheet1.B1" chart:class="chart:bar">
            <chart:data-point chart:repeated="11"/>
          </chart:series>
          <chart:series chart:style-name="ch9" chart:values-cell-range-address="Sheet1.C2:Sheet1.C12" chart:label-cell-address="Sheet1.C1:Sheet1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  <draw:g>
                  <svg:desc>Sheet1.A1:Sheet1.A1</svg:desc>
                </draw:g>
              </table:table-cell>
              <table:table-cell office:value-type="string">
                <text:p>2nd</text:p>
                <draw:g>
                  <svg:desc>Sheet1.B1:Sheet1.B1</svg:desc>
                </draw:g>
              </table:table-cell>
              <table:table-cell office:value-type="string">
                <text:p>3r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1993737462694">
                <text:p>7.51993737462694</text:p>
                <draw:g>
                  <svg:desc>Sheet1.A2:Sheet1.A12</svg:desc>
                </draw:g>
              </table:table-cell>
              <table:table-cell office:value-type="float" office:value="7.67587660896582">
                <text:p>7.67587660896582</text:p>
                <draw:g>
                  <svg:desc>Sheet1.B2:Sheet1.B12</svg:desc>
                </draw:g>
              </table:table-cell>
              <table:table-cell office:value-type="float" office:value="7.40212742625288">
                <text:p>7.4021274262528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7256225842751">
                <text:p>7.17256225842751</text:p>
              </table:table-cell>
              <table:table-cell office:value-type="float" office:value="6.04471815357301">
                <text:p>6.04471815357301</text:p>
              </table:table-cell>
              <table:table-cell office:value-type="float" office:value="7.60500054830574">
                <text:p>7.60500054830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6707275307011">
                <text:p>6.96707275307011</text:p>
              </table:table-cell>
              <table:table-cell office:value-type="float" office:value="6.20838881491345">
                <text:p>6.20838881491345</text:p>
              </table:table-cell>
              <table:table-cell office:value-type="float" office:value="4.96216690426582">
                <text:p>4.96216690426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674886246881">
                <text:p>5.4674886246881</text:p>
              </table:table-cell>
              <table:table-cell office:value-type="float" office:value="5.02940523746116">
                <text:p>5.02940523746116</text:p>
              </table:table-cell>
              <table:table-cell office:value-type="float" office:value="7.04024564096941">
                <text:p>7.04024564096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9994618132002">
                <text:p>4.89994618132002</text:p>
              </table:table-cell>
              <table:table-cell office:value-type="float" office:value="6.91300488237905">
                <text:p>6.91300488237905</text:p>
              </table:table-cell>
              <table:table-cell office:value-type="float" office:value="5.12665862484922">
                <text:p>5.12665862484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1008855619159">
                <text:p>4.21008855619159</text:p>
              </table:table-cell>
              <table:table-cell office:value-type="float" office:value="4.21660008877053">
                <text:p>4.21660008877053</text:p>
              </table:table-cell>
              <table:table-cell office:value-type="float" office:value="4.13422524399605">
                <text:p>4.13422524399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3001614560399">
                <text:p>3.53001614560399</text:p>
              </table:table-cell>
              <table:table-cell office:value-type="float" office:value="4.26375943186862">
                <text:p>4.26375943186862</text:p>
              </table:table-cell>
              <table:table-cell office:value-type="float" office:value="3.66816536900976">
                <text:p>3.66816536900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1324918048828">
                <text:p>2.81324918048828</text:p>
              </table:table-cell>
              <table:table-cell office:value-type="float" office:value="2.37461162893919">
                <text:p>2.37461162893919</text:p>
              </table:table-cell>
              <table:table-cell office:value-type="float" office:value="2.42351134992872">
                <text:p>2.42351134992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0716277704389">
                <text:p>2.40716277704389</text:p>
              </table:table-cell>
              <table:table-cell office:value-type="float" office:value="1.90579227696405">
                <text:p>1.90579227696405</text:p>
              </table:table-cell>
              <table:table-cell office:value-type="float" office:value="1.29948459260884">
                <text:p>1.29948459260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571799011693">
                <text:p>1.67571799011693</text:p>
              </table:table-cell>
              <table:table-cell office:value-type="float" office:value="1.09021304926764">
                <text:p>1.09021304926764</text:p>
              </table:table-cell>
              <table:table-cell office:value-type="float" office:value="1.12950981467266">
                <text:p>1.12950981467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2435050638485">
                <text:p>0.572435050638485</text:p>
              </table:table-cell>
              <table:table-cell office:value-type="float" office:value="0.510430537061696">
                <text:p>0.510430537061696</text:p>
              </table:table-cell>
              <table:table-cell office:value-type="float" office:value="0.438644588222393">
                <text:p>0.438644588222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